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Verdana" svg:font-family="Verdana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404040" style:font-name="SFMono-Regular" fo:font-size="9pt" fo:letter-spacing="normal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268a9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fo:color="#208050" style:font-name="SFMono-Regular" fo:font-size="9pt" fo:letter-spacing="normal" fo:font-style="normal" fo:font-weight="normal" officeooo:rsid="001268a9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2pt" fo:font-weight="normal" officeooo:rsid="002097b3" officeooo:paragraph-rsid="002097b3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404040" style:font-name="SFMono-Regular" fo:font-size="9pt" fo:letter-spacing="normal" fo:font-style="normal" fo:font-weight="normal" style:font-weight-asian="normal" style:font-weight-complex="normal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0fb1df" officeooo:paragraph-rsid="000fb1df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style:font-name="SFMono-Regular" fo:font-size="9pt" fo:letter-spacing="normal" fo:font-style="normal" fo:font-weight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28f929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paragraph-rsid="0011384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fb1df" officeooo:paragraph-rsid="000fb1d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weight="normal" officeooo:rsid="00226000" officeooo:paragraph-rsid="00226000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69f55" officeooo:paragraph-rsid="00169f5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b3927" officeooo:paragraph-rsid="001b392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097b3" officeooo:paragraph-rsid="002097b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5beb2" officeooo:paragraph-rsid="0025beb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78862" officeooo:paragraph-rsid="0027886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c4bd0" officeooo:paragraph-rsid="002c4bd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normal" officeooo:paragraph-rsid="0025beb2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404040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P27" style:family="paragraph" style:parent-style-name="Preformatted_20_Text">
      <loext:graphic-properties draw:fill="solid" draw:fill-color="#e0ffb8" draw:opacity="100%"/>
      <style:paragraph-properties fo:text-align="start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fo:letter-spacing="normal" fo:background-color="#ffffff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weight="normal" officeooo:rsid="00169f55" officeooo:paragraph-rsid="00169f5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69f55" officeooo:paragraph-rsid="00169f5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fo:font-weight="bold" officeooo:rsid="002dc058" officeooo:paragraph-rsid="002dc058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9pt" fo:letter-spacing="normal" fo:font-style="normal" fo:font-weight="normal" officeooo:rsid="002dc058" officeooo:paragraph-rsid="002dc058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officeooo:paragraph-rsid="002dc058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dc058" officeooo:paragraph-rsid="002dc05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2dc058" officeooo:paragraph-rsid="002dc058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9pt" fo:letter-spacing="normal" fo:font-style="normal" fo:font-weight="normal" officeooo:rsid="002dc058" officeooo:paragraph-rsid="002dc058" style:font-size-asian="10.5pt" style:font-weight-asian="normal" style:font-size-complex="12pt" style:font-weight-complex="normal"/>
    </style:style>
    <style:style style:name="P37" style:family="paragraph" style:parent-style-name="Text_20_body" style:list-style-name="L2">
      <style:paragraph-properties fo:margin-left="0cm" fo:margin-right="0cm" fo:margin-top="0cm" fo:margin-bottom="0cm" loext:contextual-spacing="false" style:line-height-at-least="0.318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color="#007020"/>
    </style:style>
    <style:style style:name="T2" style:family="text">
      <style:text-properties fo:color="#408090" fo:font-style="italic"/>
    </style:style>
    <style:style style:name="T3" style:family="text">
      <style:text-properties officeooo:rsid="000fb1df"/>
    </style:style>
    <style:style style:name="T4" style:family="text">
      <style:text-properties fo:color="#666666"/>
    </style:style>
    <style:style style:name="T5" style:family="text">
      <style:text-properties fo:color="#208050"/>
    </style:style>
    <style:style style:name="T6" style:family="text">
      <style:text-properties fo:color="#208050" officeooo:rsid="001268a9"/>
    </style:style>
    <style:style style:name="T7" style:family="text">
      <style:text-properties officeooo:rsid="00113847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1c122a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1dc727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28f929" style:font-size-asian="10pt" style:font-weight-asian="normal" style:font-size-complex="10pt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officeooo:rsid="002dc058" style:font-weight-asian="normal" style:font-weight-complex="normal"/>
    </style:style>
    <style:style style:name="T14" style:family="text">
      <style:text-properties fo:font-style="normal" fo:font-weight="normal" officeooo:rsid="002dc058" fo:background-color="#ffffff" loext:char-shading-value="0" style:font-weight-asian="normal" style:font-weight-complex="normal"/>
    </style:style>
    <style:style style:name="T15" style:family="text">
      <style:text-properties fo:font-variant="normal" fo:text-transform="none" style:font-name="SFMono-Regular" fo:font-size="9pt" fo:letter-spacing="normal" fo:font-style="normal"/>
    </style:style>
    <style:style style:name="T16" style:family="text">
      <style:text-properties fo:font-variant="normal" fo:text-transform="none" style:font-name="SFMono-Regular" fo:font-size="9pt" fo:letter-spacing="normal" fo:font-style="normal" officeooo:rsid="0025beb2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34f32" style:font-name="monospace" fo:font-size="9pt" fo:letter-spacing="normal" fo:font-style="normal" fo:font-weight="normal"/>
    </style:style>
    <style:style style:name="T18" style:family="text">
      <style:text-properties fo:font-variant="normal" fo:text-transform="none" fo:color="#234f32" style:text-line-through-style="none" style:text-line-through-type="none" style:font-name="monospace" fo:font-size="9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234f32"/>
    </style:style>
    <style:style style:name="T19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0" style:family="text">
      <style:text-properties officeooo:rsid="002b19bd"/>
    </style:style>
    <style:style style:name="T21" style:family="text">
      <style:text-properties fo:font-weight="bold"/>
    </style:style>
    <style:style style:name="T22" style:family="text">
      <style:text-properties fo:color="#bb8844"/>
    </style:style>
    <style:style style:name="T23" style:family="text">
      <style:text-properties fo:color="#bb8844" style:font-name="monospace" fo:font-size="9pt" fo:font-style="normal" fo:font-weight="normal"/>
    </style:style>
    <style:style style:name="T24" style:family="text">
      <style:text-properties style:font-name="monospace" fo:font-size="9pt" fo:font-style="normal" fo:font-weight="normal"/>
    </style:style>
    <style:style style:name="T25" style:family="text">
      <style:text-properties style:font-name="monospace" fo:font-size="9pt" fo:font-style="normal" fo:font-weight="bold"/>
    </style:style>
    <style:style style:name="T26" style:family="text">
      <style:text-properties fo:font-size="9pt" fo:font-style="normal" fo:font-weight="normal" officeooo:rsid="002dc058" style:font-size-asian="12pt" style:font-weight-asian="normal" style:font-size-complex="12pt" style:font-weight-complex="normal"/>
    </style:style>
    <style:style style:name="T27" style:family="text">
      <style:text-properties fo:font-size="9pt" fo:font-style="normal" fo:font-weight="normal" officeooo:rsid="002dc058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color="#008080" style:font-name="monospace" fo:font-size="9pt" fo:font-style="normal" fo:font-weight="normal"/>
    </style:style>
    <style:style style:name="T29" style:family="text">
      <style:text-properties fo:color="#999988" style:font-name="monospace" fo:font-size="9pt" fo:font-style="italic" fo:font-weight="normal"/>
    </style:style>
    <style:style style:name="T30" style:family="text">
      <style:text-properties fo:background-color="transparent" loext:char-shading-value="0"/>
    </style:style>
    <style:style style:name="T31" style:family="text">
      <style:text-properties fo:background-color="transparent" loext:char-shading-value="0"/>
    </style:style>
    <style:style style:name="T32" style:family="text">
      <style:text-properties fo:background-color="#ffffff" loext:char-shading-value="0"/>
    </style:style>
    <style:style style:name="T33" style:family="text">
      <style:text-properties fo:background-color="#ffffff" loext:char-shading-value="0"/>
    </style:style>
    <style:style style:name="T34" style:family="text">
      <style:text-properties fo:background-color="#dddddd" loext:char-shading-value="0"/>
    </style:style>
    <style:style style:name="T35" style:family="text">
      <style:text-properties style:font-name="Verdana" fo:font-size="9pt" fo:font-style="normal" fo:font-weight="normal" officeooo:rsid="002dc058" style:font-size-asian="12pt" style:font-weight-asian="normal" style:font-size-complex="12pt" style:font-weight-complex="normal"/>
    </style:style>
    <style:style style:name="T36" style:family="text">
      <style:text-properties style:font-name="Verdana" fo:font-size="9pt" fo:font-style="normal" fo:font-weight="normal" officeooo:rsid="002dc058" fo:background-color="#dddddd" loext:char-shading-value="0" style:font-size-asian="12pt" style:font-weight-asian="normal" style:font-size-complex="12pt" style:font-weight-complex="normal"/>
    </style:style>
    <style:style style:name="T37" style:family="text">
      <style:text-properties style:font-name="Verdana" fo:font-size="9pt" fo:font-style="normal" fo:font-weight="normal" officeooo:rsid="002dc058" fo:background-color="#ffffff" loext:char-shading-value="0" style:font-size-asian="12pt" style:font-weight-asian="normal" style:font-size-complex="12pt" style:font-weight-complex="normal"/>
    </style:style>
    <style:style style:name="T38" style:family="text">
      <style:text-properties style:font-name="Verdana" fo:font-size="9pt" fo:font-style="normal" fo:font-weight="normal" officeooo:rsid="002dc058" fo:background-color="#ffffff" loext:char-shading-value="0" style:font-size-asian="12pt" style:font-weight-asian="normal" style:font-size-complex="12pt" style:font-weight-complex="normal"/>
    </style:style>
    <style:style style:name="T39" style:family="text">
      <style:text-properties officeooo:rsid="0032da38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Врезка7" text:anchor-type="page" text:anchor-page-number="1" svg:x="-1.931cm" svg:y="0cm" svg:width="0.529cm" draw:z-index="6">
        <draw:text-box fo:min-height="0.503cm">
          <draw:frame draw:style-name="fr1" draw:name="Врезка8" text:anchor-type="frame" svg:x="-0.265cm" svg:y="-0.265cm" svg:width="0.661cm" draw:z-index="7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2" draw:name="Врезка5" text:anchor-type="page" text:anchor-page-number="1" svg:x="-1.931cm" svg:y="0cm" svg:width="0.529cm" draw:z-index="4">
        <draw:text-box fo:min-height="0.529cm">
          <draw:frame draw:style-name="fr1" draw:name="Врезка6" text:anchor-type="frame" svg:x="-0.265cm" svg:y="-0.265cm" svg:width="0.661cm" draw:z-index="5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2" draw:name="Врезка3" text:anchor-type="page" text:anchor-page-number="1" svg:x="-1.931cm" svg:y="0cm" svg:width="0.529cm" draw:z-index="2">
        <draw:text-box fo:min-height="0.503cm">
          <draw:frame draw:style-name="fr1" draw:name="Врезка4" text:anchor-type="frame" svg:x="-0.265cm" svg:y="-0.265cm" svg:width="0.661cm" draw:z-index="3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2" draw:name="Врезка1" text:anchor-type="page" text:anchor-page-number="1" svg:x="-1.931cm" svg:y="0cm" svg:width="0.529cm" draw:z-index="0">
        <draw:text-box fo:min-height="0.503cm">
          <draw:frame draw:style-name="fr1" draw:name="Врезка2" text:anchor-type="frame" svg:x="-0.265cm" svg:y="-0.265cm" svg:width="0.661cm" draw:z-index="1">
            <draw:text-box fo:min-height="0.661cm">
              <text:p text:style-name="Text_20_body"/>
            </draw:text-box>
          </draw:frame>
          <text:p text:style-name="Text_20_body"/>
        </draw:text-box>
      </draw:frame>
      <text:p text:style-name="P24">Настройка Django и вашего веб-сервера с помощью uWSGI и nginx</text:p>
      <text:p text:style-name="P11"/>
      <text:p text:style-name="P11"/>
      <text:p text:style-name="P7">Создайте вирту<text:span text:style-name="T7">а</text:span>льное окружение и активируйте его:</text:p>
      <text:p text:style-name="P6">virtualenv uwsgi-tutorial</text:p>
      <text:p text:style-name="P8"><text:span text:style-name="T1">cd</text:span> uwsgi-tutorial</text:p>
      <text:p text:style-name="P8"><text:span text:style-name="T1">source</text:span> bin/activate</text:p>
      <text:p text:style-name="P12"/>
      <text:p text:style-name="P14">Установите Django:</text:p>
      <text:p text:style-name="P6">pip install Django</text:p>
      <text:p text:style-name="P8">django-admin.py startproject mysite</text:p>
      <text:p text:style-name="P8"><text:span text:style-name="T1">cd</text:span> mysite</text:p>
      <text:p text:style-name="P12"/>
      <text:p text:style-name="P12">Установите uWSGI в свой виртуальный сервер:</text:p>
      <text:p text:style-name="P6">pip install uwsgi</text:p>
      <text:p text:style-name="P12"/>
      <text:p text:style-name="P12">Установит<text:span text:style-name="T3">е</text:span> nginx:</text:p>
      <text:p text:style-name="P6">sudo apt-get install nginx</text:p>
      <text:p text:style-name="P8">sudo /etc/init.d/nginx start <text:s text:c="3"/><text:span text:style-name="T2"># start nginx</text:span></text:p>
      <text:p text:style-name="P12"/>
      <text:p text:style-name="P28">Настройте nginx</text:p>
      <text:p text:style-name="P13">Вам понадобится uwsgi_params файл, который доступен в nginx каталоге дистрибутива uWSGI или по адресу:</text:p>
      <text:p text:style-name="P13"><text:a xlink:type="simple" xlink:href="https://github.com/nginx/nginx/blob/master/conf/uwsgi_params" text:style-name="Internet_20_link" text:visited-style-name="Visited_20_Internet_20_Link">https://github.com/nginx/nginx/blob/master/conf/uwsgi_params</text:a></text:p>
      <text:p text:style-name="P13"/>
      <text:p text:style-name="P12">Скопируйте его в каталог вашего проекта.</text:p>
      <text:p text:style-name="P12"/>
      <text:p text:style-name="P12">Теперь создайте файл с именем mysite_nginx.conf в каталоге /etc/nginx/sites-available/ и поместите в него следующее:</text:p>
      <text:p text:style-name="P15"># mysite_nginx.conf</text:p>
      <text:p text:style-name="P15"/>
      <text:p text:style-name="P15"># the upstream component nginx needs to connect to</text:p>
      <text:p text:style-name="P15">upstream django {</text:p>
      <text:p text:style-name="P9"><text:span text:style-name="T8"><text:s text:c="4"/>server unix:///home/</text:span><text:span text:style-name="T10">user</text:span><text:span text:style-name="T8">/uwsgi-tutorial/mysite/mysite.sock; # for a file socket</text:span></text:p>
      <text:p text:style-name="P15"><text:s text:c="4"/># server 127.0.0.1:8001; # for a web port socket (we'll use this first)</text:p>
      <text:p text:style-name="P9"><text:span text:style-name="T8"><text:s text:c="4"/># server unix:///home/</text:span><text:span text:style-name="T10">user</text:span><text:span text:style-name="T8">/uwsgi-tutorial/mysite/mysite.sock; # for a file socket</text:span></text:p>
      <text:p text:style-name="P15">}</text:p>
      <text:p text:style-name="P15"/>
      <text:p text:style-name="P15"># configuration of the server</text:p>
      <text:p text:style-name="P15">server {</text:p>
      <text:p text:style-name="P15"><text:s text:c="4"/># the port your site will be served on</text:p>
      <text:p text:style-name="P15"><text:s text:c="4"/>listen <text:s text:c="5"/>8000;</text:p>
      <text:p text:style-name="P15"><text:s text:c="4"/># the domain name it will serve for</text:p>
      <text:p text:style-name="P15"><text:s text:c="4"/>server_name 172.20.10.9;</text:p>
      <text:p text:style-name="P15"><text:s text:c="4"/># server_name 127.0.0.1; # substitute your machine's IP address or FQDN</text:p>
      <text:p text:style-name="P15"><text:s text:c="4"/>charset <text:s text:c="4"/>utf-8;</text:p>
      <text:p text:style-name="P15"/>
      <text:p text:style-name="P15"><text:s text:c="4"/># max upload size</text:p>
      <text:p text:style-name="P15"><text:s text:c="4"/>client_max_body_size 75M; <text:s text:c="2"/># adjust to taste</text:p>
      <text:p text:style-name="P15"/>
      <text:p text:style-name="P15"><text:s text:c="4"/># Django media</text:p>
      <text:p text:style-name="P15"><text:s text:c="4"/>location /media <text:s/>{</text:p>
      <text:p text:style-name="P9"><text:span text:style-name="T8"><text:s text:c="8"/>alias /home/</text:span><text:span text:style-name="T10">user</text:span><text:span text:style-name="T8">/uwsgi-tutorial/mysite/media; <text:s/># your Django project's media files - amend as required</text:span></text:p>
      <text:p text:style-name="P15"><text:s text:c="4"/>}</text:p>
      <text:p text:style-name="P15"/>
      <text:p text:style-name="P15"><text:s text:c="4"/>location /static {</text:p>
      <text:p text:style-name="P9"><text:soft-page-break/><text:span text:style-name="T8"><text:s text:c="8"/>alias /home/</text:span><text:span text:style-name="T10">user</text:span><text:span text:style-name="T8">/uwsgi-tutorial/mysite/static; # your Django project's static files - amend as required</text:span></text:p>
      <text:p text:style-name="P15"><text:s text:c="4"/>}</text:p>
      <text:p text:style-name="P15"/>
      <text:p text:style-name="P15"><text:s text:c="4"/># Finally, send all non-media requests to the Django server.</text:p>
      <text:p text:style-name="P15"><text:s text:c="4"/>location / {</text:p>
      <text:p text:style-name="P15"><text:s text:c="8"/>uwsgi_pass <text:s/>django;</text:p>
      <text:p text:style-name="P9"><text:span text:style-name="T8"><text:s text:c="8"/>include <text:s text:c="4"/>/home/</text:span><text:span text:style-name="T10">user</text:span><text:span text:style-name="T8">/uwsgi-tutorial/mysite/uwsgi_params; # the uwsgi_params file you installed</text:span></text:p>
      <text:p text:style-name="P15"><text:s text:c="4"/>}</text:p>
      <text:p text:style-name="P15">}</text:p>
      <text:p text:style-name="P15"/>
      <text:p text:style-name="P23">После внесения изменений в данный файл необходимо перезапустить nginx:</text:p>
      <text:p text:style-name="P23">sudo service nginx restart</text:p>
      <text:p text:style-name="P15"/>
      <text:p text:style-name="P17"><text:span text:style-name="T3">Создайте с</text:span>имвольная ссылк<text:span text:style-name="T3">у</text:span> на этот файл из /etc/nginx/sites-enabled, чтобы nginx мог его увидеть:</text:p>
      <text:p text:style-name="P1">sudo ln -s /etc/nginx/sites-available/mysite_nginx.conf /etc/nginx/sites-enabled/</text:p>
      <text:p text:style-name="P17"/>
      <text:p text:style-name="P17">Развертывание статических файлов</text:p>
      <text:p text:style-name="P17">Перед запуском nginx вы должны собрать все статические файлы Django в статической папке. Прежде всего вам нужно отредактировать mysite/settings.py, добавив:</text:p>
      <text:p text:style-name="P15">STATIC_ROOT = os.path.join(BASE_DIR, "static/")</text:p>
      <text:p text:style-name="P10"><text:span text:style-name="T11">MEDIA</text:span><text:span text:style-name="T8">_ROOT = os.path.join(BASE_DIR, "</text:span><text:span text:style-name="T11">media</text:span><text:span text:style-name="T8">/")</text:span></text:p>
      <text:p text:style-name="P15"/>
      <text:p text:style-name="P17">а затем запустить</text:p>
      <text:p text:style-name="P1">python manage.py collectstatic</text:p>
      <text:p text:style-name="P26"/>
      <text:p text:style-name="P2">Запустим наше приложение Django:</text:p>
      <text:p text:style-name="P1">uwsgi --socket mysite.sock --module mysite.wsgi --chmod-socket<text:span text:style-name="T4">=</text:span><text:span text:style-name="T5">66</text:span><text:span text:style-name="T6">6</text:span></text:p>
      <text:p text:style-name="P4"/>
      <text:p text:style-name="P3">Возможно, вам также придется добавить своего пользователя в группу nginx (которая, вероятно, является www-data) или наоборот, чтобы nginx мог правильно читать и писать в ваш сокет.</text:p>
      <text:p text:style-name="P17"/>
      <text:p text:style-name="P17">Настройка uWSGI для работы с файлом .ini</text:p>
      <text:p text:style-name="P17">Мы можем поместить в файл те же параметры, которые мы использовали с uWSGI, а затем попросить uWSGI запустить с этим файлом. Это упрощает управление конфигурациями.</text:p>
      <text:p text:style-name="P17"/>
      <text:p text:style-name="P17">Создайте файл с именем `mysite_uwsgi.ini`:</text:p>
      <text:p text:style-name="P15"># mysite_uwsgi.ini file</text:p>
      <text:p text:style-name="P15">[uwsgi]</text:p>
      <text:p text:style-name="P15"/>
      <text:p text:style-name="P15"># Django-related settings</text:p>
      <text:p text:style-name="P15"># the base directory (full path)</text:p>
      <text:p text:style-name="P9"><text:span text:style-name="T8">chdir <text:s text:c="10"/>= /home/</text:span><text:span text:style-name="T9">user</text:span><text:span text:style-name="T8">/uwsgi-tutorial/mysite</text:span></text:p>
      <text:p text:style-name="P15"># Django's wsgi file</text:p>
      <text:p text:style-name="P15">module <text:s text:c="9"/>= mysite.wsgi</text:p>
      <text:p text:style-name="P15"># the virtualenv (full path)</text:p>
      <text:p text:style-name="P16"># home <text:s text:c="11"/>= <text:span text:style-name="T12">/home/user/book/venv</text:span></text:p>
      <text:p text:style-name="P9"><text:span text:style-name="T8">home <text:s text:c="11"/>= /home/</text:span><text:span text:style-name="T9">user</text:span><text:span text:style-name="T8">/uwsgi-tutorial</text:span></text:p>
      <text:p text:style-name="P15"/>
      <text:p text:style-name="P15"># process-related settings</text:p>
      <text:p text:style-name="P15"># master</text:p>
      <text:p text:style-name="P15">master <text:s text:c="9"/>= true</text:p>
      <text:p text:style-name="P15"># maximum number of worker processes</text:p>
      <text:p text:style-name="P15">processes <text:s text:c="6"/>= 10</text:p>
      <text:p text:style-name="P15"># the socket (use the full path to be safe</text:p>
      <text:p text:style-name="P9"><text:span text:style-name="T8">socket <text:s text:c="9"/>= /home/</text:span><text:span text:style-name="T9">user</text:span><text:span text:style-name="T8">/uwsgi-tutorial/mysite/mysite.sock</text:span></text:p>
      <text:p text:style-name="P15"># ... with appropriate permissions - may be needed</text:p>
      <text:p text:style-name="P15">chmod-socket <text:s text:c="3"/>= 666</text:p>
      <text:p text:style-name="P15"><text:soft-page-break/># clear environment on exit</text:p>
      <text:p text:style-name="P15">vacuum <text:s text:c="9"/>= true</text:p>
      <text:p text:style-name="P15"/>
      <text:p text:style-name="P20">Запустить uwsgi с помощью этого файла:</text:p>
      <text:p text:style-name="P5">uwsgi --ini mysite_uwsgi.ini</text:p>
      <text:p text:style-name="P20"/>
      <text:p text:style-name="P19"/>
      <text:p text:style-name="P19">Примечания:</text:p>
      <text:p text:style-name="P19">Просмотр логов ошибок nginx:</text:p>
      <text:p text:style-name="P19">tail -n 3 /var/log/nginx/error.log</text:p>
      <text:p text:style-name="P17"/>
      <text:p text:style-name="P17"/>
      <text:p text:style-name="P17">Установить uWSGI для всей системы</text:p>
      <text:p text:style-name="P17">sudo apt install uwsgi</text:p>
      <text:p text:style-name="P17"/>
      <text:p text:style-name="P25"><text:span text:style-name="T16"># </text:span><text:span text:style-name="T15">sudo pip install uwsgi</text:span></text:p>
      <text:p text:style-name="P21"/>
      <text:p text:style-name="P17">Еще раз проверьте, что вы все еще можете запускать uWSGI, как и раньше:</text:p>
      <text:p text:style-name="P2">uwsgi --ini mysite_uwsgi.ini</text:p>
      <text:p text:style-name="P17"/>
      <text:p text:style-name="P22">Если при запуске появляется следующее предупреждение:</text:p>
      <text:p text:style-name="P15">*** uWSGI is running in multiple interpreter mode ***</text:p>
      <text:p text:style-name="P15">!!!!!!!!!!!!!! WARNING !!!!!!!!!!!!!!</text:p>
      <text:p text:style-name="P15">no request plugin is loaded, you will not be able to manage requests.</text:p>
      <text:p text:style-name="P15">you may need to install the package for your language of choice, or simply load it with --plugin.</text:p>
      <text:p text:style-name="P15">!!!!!!!!!!! END OF WARNING !!!!!!!!!!</text:p>
      <text:p text:style-name="P17"/>
      <text:p text:style-name="P22">Необходимо в файл `mysite_uwsgi.ini` дописать строчку:</text:p>
      <text:p text:style-name="P22">plugins <text:s text:c="8"/>= python3</text:p>
      <text:p text:style-name="P22">(можно <text:span text:style-name="T20">дописать </text:span>в конец файла)</text:p>
      <text:p text:style-name="P22"/>
      <text:p text:style-name="P22">Либо запускать с помощью следующей команды:</text:p>
      <text:p text:style-name="P22">uwsgi --plugin=python3 --ini book_uwsgi.ini</text:p>
      <text:p text:style-name="P22"/>
      <text:p text:style-name="P22"/>
      <text:p text:style-name="P17"/>
      <text:p text:style-name="P18">Ссылки:</text:p>
      <text:list xml:id="list1779791029" text:style-name="L1">
        <text:list-item>
          <text:p text:style-name="P29"><text:a xlink:type="simple" xlink:href="https://uwsgi-docs.readthedocs.io/en/latest/tutorials/Django_and_nginx.html" text:style-name="Internet_20_link" text:visited-style-name="Visited_20_Internet_20_Link">https://uwsgi-docs.readthedocs.io/en/latest/tutorials/Django_and_nginx.html</text:a></text:p>
        </text:list-item>
        <text:list-item>
          <text:p text:style-name="P29"><text:a xlink:type="simple" xlink:href="https://www.digitalocean.com/community/tutorials/nginx-ubuntu-18-04-ru" text:style-name="Internet_20_link" text:visited-style-name="Visited_20_Internet_20_Link">https://www.digitalocean.com/community/tutorials/nginx-ubuntu-18-04-ru</text:a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1"><text:soft-page-break/>Настройка uWSGI</text:p>
      <text:p text:style-name="P31"/>
      <text:p text:style-name="P31"/>
      <text:p text:style-name="P33"><text:span text:style-name="T13">Пример команды для запуска сервера uWS</text:span><text:span text:style-name="T14">GI:</text:span></text:p>
      <text:p text:style-name="P32">uwsgi --chdir=/path/to/your/project \</text:p>
      <text:p text:style-name="P32"><text:s text:c="4"/>--module=mysite.wsgi:application \</text:p>
      <text:p text:style-name="P32"><text:s text:c="4"/>--env DJANGO_SETTINGS_MODULE=mysite.settings \</text:p>
      <text:p text:style-name="P32"><text:s text:c="4"/>--master --pidfile=/tmp/project-master.pid \</text:p>
      <text:p text:style-name="P32"><text:s text:c="4"/>--socket=127.0.0.1:49152 \ <text:s text:c="31"/># также может быть файл</text:p>
      <text:p text:style-name="P32"><text:s text:c="4"/>--processes=5 \ <text:s text:c="50"/># количество рабочих процессов</text:p>
      <text:p text:style-name="P32"><text:s text:c="4"/>--uid=1000 --gid=2000 \ <text:s text:c="36"/># если root, uwsgi может отказаться от привилегий</text:p>
      <text:p text:style-name="P32"><text:s text:c="4"/>--harakiri=20 \ <text:s text:c="52"/># respawn процессы занимают более 20 секунд</text:p>
      <text:p text:style-name="P32"><text:s text:c="4"/>--max-requests=5000 \ <text:s text:c="38"/># respawn processes after serving 5000 requests</text:p>
      <text:p text:style-name="P32"><text:s text:c="4"/>--vacuum \ <text:s text:c="58"/># очистить окружающую среду при выходе</text:p>
      <text:p text:style-name="P32"><text:s text:c="4"/>--home=/path/to/virtual/env \ <text:s text:c="28"/># дополнительный путь в виртуальное окружение</text:p>
      <text:p text:style-name="P32"><text:s text:c="4"/>--daemonize=/var/log/uwsgi/yourproject.log <text:s text:c="5"/># <text:span text:style-name="T39">п</text:span>редыстория процесса</text:p>
      <text:p text:style-name="P32"/>
      <text:p text:style-name="P36">Django-специфичные опции:</text:p>
      <text:list xml:id="list3366183631" text:style-name="L2">
        <text:list-item>
          <text:p text:style-name="P37"><text:span text:style-name="Teletype"><text:span text:style-name="T17">chdir</text:span></text:span><text:span text:style-name="T19">: путь к каталогу, который нужен для импорта Python – например, содержащему пакет </text:span><text:span text:style-name="Teletype"><text:span text:style-name="T17">mysite</text:span></text:span><text:span text:style-name="T19">.</text:span></text:p>
        </text:list-item>
        <text:list-item>
          <text:p text:style-name="P37"><text:span text:style-name="Teletype"><text:span text:style-name="T17">module</text:span></text:span><text:span text:style-name="T19">: модуль WSGI – </text:span><text:span text:style-name="Teletype"><text:span text:style-name="T17">mysite.wsgi</text:span></text:span><text:span text:style-name="T19">, если вы создавали проект командой </text:span><text:a xlink:type="simple" xlink:href="https://djbook.ru/rel1.8/ref/django-admin.html#django-admin-startproject" text:style-name="Internet_20_link" text:visited-style-name="Visited_20_Internet_20_Link"><text:span text:style-name="Teletype"><text:span text:style-name="T18">startproject</text:span></text:span></text:a><text:span text:style-name="T19">.</text:span></text:p>
        </text:list-item>
        <text:list-item>
          <text:p text:style-name="P37"><text:span text:style-name="Teletype"><text:span text:style-name="T17">env</text:span></text:span><text:span text:style-name="T19">: должен содержать как минимум </text:span><text:span text:style-name="Teletype"><text:span text:style-name="T17">DJANGO_SETTINGS_MODULE</text:span></text:span><text:span text:style-name="T19">.</text:span></text:p>
        </text:list-item>
        <text:list-item>
          <text:p text:style-name="P37"><text:span text:style-name="Teletype"><text:span text:style-name="T17">home</text:span></text:span><text:span text:style-name="T19">: опциональный путь к виртуальному окружению (virtualenv).</text:span></text:p>
        </text:list-item>
      </text:list>
      <text:p text:style-name="P34"/>
      <text:p text:style-name="P34">Пример конфигурационного ini-файла:</text:p>
      <text:p text:style-name="P35">[uwsgi]</text:p>
      <text:p text:style-name="P35">chdir=/path/to/your/project</text:p>
      <text:p text:style-name="P35">module=mysite.wsgi:application</text:p>
      <text:p text:style-name="P35">master=True</text:p>
      <text:p text:style-name="P35">pidfile=/tmp/project-master.pid</text:p>
      <text:p text:style-name="P35">vacuum=True</text:p>
      <text:p text:style-name="P35">max-requests=5000</text:p>
      <text:p text:style-name="P35">daemonize=/var/log/uwsgi/yourproject.log</text:p>
      <text:p text:style-name="P35"/>
      <text:p text:style-name="P34">Пример использования конфигурационного ini-файла:</text:p>
      <text:p text:style-name="P34">uwsgi --ini uwsgi.in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Verdana" svg:font-family="Verdana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14:35:26.883246464</meta:creation-date>
    <dc:date>2021-01-14T09:35:54.118157458</dc:date>
    <meta:editing-duration>PT6H59M17S</meta:editing-duration>
    <meta:editing-cycles>33</meta:editing-cycles>
    <meta:generator>LibreOffice/6.4.6.2$Linux_X86_64 LibreOffice_project/40$Build-2</meta:generator>
    <meta:document-statistic meta:table-count="0" meta:image-count="0" meta:object-count="0" meta:page-count="4" meta:paragraph-count="140" meta:word-count="765" meta:character-count="6326" meta:non-whitespace-character-count="5172"/>
  </office:meta>
</office:document-meta>
</file>